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Sanskrit 2003" fo:font-size="13pt" officeooo:paragraph-rsid="001900ce" style:font-size-asian="13pt" style:font-name-complex="Sanskrit 2003" style:font-size-complex="13pt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900ce" style:font-size-asian="13pt" style:font-name-complex="Sanskrit 2003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432860" style:font-weight-asian="bold" style:font-weight-complex="bold"/>
    </style:style>
    <style:style style:name="T3" style:family="text">
      <style:text-properties officeooo:rsid="07454c60"/>
    </style:style>
    <style:style style:name="T4" style:family="text">
      <style:text-properties officeooo:rsid="074328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अथ शततमोऽध्यायः । </text:span></text:p>
      <text:p text:style-name="P2"><text:span text:style-name="T1">द्वारप्रतिष्ठाकथन</text:span><text:span text:style-name="T2">म्</text:span><text:line-break/>ईश्वर उवाच -<text:line-break/>द्वाराश्रितप्रतिष्ठाया वक्ष्यामि विधिमप्यथ । <text:line-break/>द्वाराङ्गा<text:span text:style-name="T3">णि </text:span>कषायाद्यैः संस्कृत्य शयने न्यसेत् ॥१<text:span text:style-name="T4">॥</text:span> <text:line-break/>मूलमध्याग्रभागेषु त्रयमात्मादिसेश्वर<text:span text:style-name="T3">म्</text:span> । <text:line-break/>विन्यस्य सन्निवेश्याथ हुत्वा जप्त्वा<text:span text:style-name="T3">ऽ</text:span>त्र रूपतः <text:s/><text:span text:style-name="T4">॥</text:span>२<text:span text:style-name="T4">॥</text:span> <text:line-break/>द्वारादथो यजेद्वास्तु<text:span text:style-name="T3">ं त</text:span>त्रैवानन्तमन्त्रतः । <text:line-break/>रत्नादिपञ्चकं न्यस्य शान्तिहोमं विधाय च ॥३<text:span text:style-name="T4">॥</text:span> <text:line-break/>यवसिद्धार्थकाक्रान्ता ऋद्धिवृद्धिमहातिलाः । <text:s/><text:line-break/>गोमृत्सर्षपरागेन्द्रमोहनीलक्ष्मणामृताः ॥४<text:span text:style-name="T4">॥</text:span> <text:line-break/>रोचनारुग्वचो दूर्वा प्रासाद<text:span text:style-name="T3">ा</text:span>धश्च पोटली<text:span text:style-name="T3">म्</text:span> । <text:line-break/>प्रकृत्योदुम्बरे ब<text:span text:style-name="T3">द्‌ध्वा</text:span> रक्षार्थं प्रणवेन तु ॥५<text:span text:style-name="T4">॥</text:span> <text:line-break/>द्वारमुत्तरतः किञ्चिदाश्रितं सन्निवेशयेत् । <text:line-break/>आत्मतत्त्वमधो न्यस्य विद्यातत्त्वञ्च शाखयोः ॥६<text:span text:style-name="T4">॥</text:span> <text:line-break/>शिवमकाशदेशे च व्यापकं सर्वम<text:span text:style-name="T3">ण्ड</text:span>ले । <text:line-break/>ततो महेशनाथं च विन्यसेन्मूलमन्त्रतः ॥७<text:span text:style-name="T4">॥</text:span> </text:p>
      <text:p text:style-name="P1">द्वाराश्रितांश्च तल्पादीन्कृतयुक्तैः स्वनामभिः । <text:line-break/>जुहुयाच्छतम<text:span text:style-name="T3">र्धं</text:span> वा द्विगुणं शक्तितो<text:span text:style-name="T3">ऽ</text:span>थवा ॥८<text:span text:style-name="T4">॥</text:span> <text:line-break/>न्यूनादिदोषमो<text:span text:style-name="T3">क्</text:span>षार्थं हेतितो जुहुयाच्छत<text:span text:style-name="T3">म्</text:span> । <text:s/><text:line-break/>दिग्बलि<text:span text:style-name="T3">ं पू</text:span>र्वव<text:span text:style-name="T3">द्द</text:span>त्वा प्रदद्याद्दक्षिणादिक<text:span text:style-name="T3">म्</text:span> ॥९<text:span text:style-name="T4">॥</text:span> </text:p>
      <text:p text:style-name="P1">इत्याग्नेये महापुराणे द्वारप्रतिष्ठा नाम शत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1:32:41.012039082</meta:creation-date>
    <dc:date>2017-07-11T11:33:07.983949849</dc:date>
    <meta:editing-duration>PT27S</meta:editing-duration>
    <meta:editing-cycles>1</meta:editing-cycles>
    <meta:document-statistic meta:table-count="0" meta:image-count="0" meta:object-count="0" meta:page-count="1" meta:paragraph-count="4" meta:word-count="94" meta:character-count="495" meta:non-whitespace-character-count="383"/>
    <meta:generator>LibreOffice/5.1.6.2$Linux_X86_64 LibreOffice_project/10m0$Build-2</meta:generator>
  </office:meta>
</office:document-meta>
</file>